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7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5"/>
    <style:style style:name="P24" style:family="paragraph" style:parent-style-name="Standard" style:list-style-name="L16"/>
    <style:style style:name="P25" style:family="paragraph" style:parent-style-name="Standard" style:list-style-name="L17"/>
    <style:style style:name="P26" style:family="paragraph" style:parent-style-name="Standard">
      <style:paragraph-properties fo:margin-left="0.5in" fo:margin-right="0in" fo:text-indent="0in" style:auto-text-indent="false"/>
    </style:style>
    <style:style style:name="P27" style:family="paragraph" style:parent-style-name="Standard" style:list-style-name="L6">
      <style:paragraph-properties fo:margin-left="0.5in" fo:margin-right="0in" fo:text-indent="0in" style:auto-text-indent="false"/>
    </style:style>
    <style:style style:name="P28" style:family="paragraph">
      <style:paragraph-properties style:writing-mode="lr-tb"/>
    </style:style>
    <style:style style:name="P2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19822880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text:id="ct697569280">
          <text:format-change>
            <office:change-info>
              <dc:creator>Bob Jacobsen</dc:creator>
              <dc:date>2010-10-11T01:18:00</dc:date>
            </office:change-info>
          </text:format-change>
        </text:changed-region>
        <text:changed-region text:id="ct639769376">
          <text:deletion>
            <office:change-info>
              <dc:creator>Bob Jacobsen</dc:creator>
              <dc:date>2010-10-08T18:29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906027950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719822880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584576121" text:style-name="L2">
        <text:list-item>
          <text:p text:style-name="P17">The OpenLCB Frame Transfer Specification, which specifies …</text:p>
        </text:list-item>
        <text:list-item>
          <text:p text:style-name="P17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1012541970" text:style-name="L3">
        <text:list-item>
          <text:p text:style-name="P18">OpenLCB Common Information Technical Note</text:p>
        </text:list-item>
      </text:list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change-start text:change-id="ct697569280"/><text:span text:style-name="T6">the</text:span><text:change-end text:change-id="ct697569280"/> frame, the format and contents of which is defined in this section. <text:s/>There are two formats, indicated by the most significant bit of the variable field.</text:p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<text:soft-page-break/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26">Message Type Indicator: 0x</text:p>
      <text:p text:style-name="P26">Destination address present: No</text:p>
      <text:p text:style-name="P26">Simple subset: </text:p>
      <text:p text:style-name="P26">Priority group: </text:p>
      <text:p text:style-name="P26">Content: Full NID of the sending node</text:p>
      <text:p text:style-name="P26"><text:span text:style-name="T6">CAN frame format: </text:span></text:p>
      <text:h text:style-name="Heading_20_3" text:outline-level="3">Verify Node ID</text:h>
      <text:p text:style-name="P26">Message Type Indicator: 0x</text:p>
      <text:p text:style-name="P26">Destination address present: Both yes and no</text:p>
      <text:p text:style-name="P26">Simple subset: </text:p>
      <text:p text:style-name="P26">Priority group: </text:p>
      <text:p text:style-name="P26">Content: </text:p>
      <text:p text:style-name="P26"><text:span text:style-name="T6">CAN frame format: </text:span></text:p>
      <text:h text:style-name="Heading_20_3" text:outline-level="3">Verified Node ID</text:h>
      <text:p text:style-name="P26">Message Type Indicator: 0x</text:p>
      <text:p text:style-name="P26">Destination address present: No (space reasons)</text:p>
      <text:p text:style-name="P26">Simple subset: </text:p>
      <text:p text:style-name="P26">Priority group: </text:p>
      <text:p text:style-name="P26">Content: NID of the sending node – this is sent in full 48 bit format in all wire protocols, even if an alternate form or alias is available elsewhere in the message</text:p>
      <text:p text:style-name="P26"><text:span text:style-name="T6">CAN frame format: </text:span></text:p>
      <text:h text:style-name="Heading_20_3" text:outline-level="3">Optional Interaction Rejected</text:h>
      <text:p text:style-name="P26">Message Type Indicator: 0x</text:p>
      <text:p text:style-name="P26"><text:soft-page-break/>Destination address present: Yes</text:p>
      <text:p text:style-name="P26">Simple subset: </text:p>
      <text:p text:style-name="P26">Priority group: </text:p>
      <text:p text:style-name="P26">Content: </text:p>
      <text:list xml:id="list906063838" text:style-name="L6">
        <text:list-item>
          <text:p text:style-name="P27">Mandatory most recent MTI (2 bytes)</text:p>
        </text:list-item>
        <text:list-item>
          <text:p text:style-name="P27">Mandatory error code (TBD) </text:p>
        </text:list-item>
        <text:list-item>
          <text:p text:style-name="P27">Optional data content (TBD)</text:p>
        </text:list-item>
      </text:list>
      <text:p text:style-name="P26"><text:span text:style-name="T6">CAN frame format: </text:span></text:p>
      <text:h text:style-name="Heading_20_3" text:outline-level="3">Terminate Due to Error</text:h>
      <text:p text:style-name="P26">Message Type Indicator: 0x</text:p>
      <text:p text:style-name="P26">Destination address present: Yes</text:p>
      <text:p text:style-name="P26">Simple subset: </text:p>
      <text:p text:style-name="P26">Priority group: </text:p>
      <text:p text:style-name="P26">Content: </text:p>
      <text:list xml:id="list1173720120" text:continue-numbering="true" text:style-name="L6">
        <text:list-item>
          <text:p text:style-name="P27">Mandatory most recent MTI <text:s/>(2 bytes)</text:p>
        </text:list-item>
        <text:list-item>
          <text:p text:style-name="P27">Mandatory error code (TBD) </text:p>
        </text:list-item>
        <text:list-item>
          <text:p text:style-name="P27">Optional data content (TBD)</text:p>
        </text:list-item>
      </text:list>
      <text:p text:style-name="P26"><text:span text:style-name="T6">CAN frame format: </text:span></text:p>
      <text:p text:style-name="Standard"/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Node Initialization</text:h>
      <text:p text:style-name="Standard">Newly functional nodes, once their start-up is complete and they are fully operational, must send an "Initialization Complete" message. </text:p>
      <text:list xml:id="list1039852937" text:style-name="L7">
        <text:list-item>
          <text:p text:style-name="P20">There is no guarantee that any other node is listening for this. No reply is possible. </text:p>
        </text:list-item>
        <text:list-item>
          <text:p text:style-name="P20">Nodes must not emit any other OpenLCB message before the “Initialization Complete” message.</text:p>
        </text:list-item>
      </text:list>
      <text:p text:style-name="Standard">Sending the IC message is required to insure that higher-level tools are notified that they may start to work with the node. </text:p>
      <text:p text:style-name="Standard"><text:soft-page-break/></text:p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ould not transmit any further messages until reset because this message will be received at the other duplicate-ID node(s), resulting in additional “Duplicate Source ID detected” global events and causing a possible message loop.</text:p>
      <text:p text:style-name="Standard">To further improve the reliability of this detection, OpenLCB nodes should, but need not, emit a Verified Node ID message every 30 to 90 seconds. As an implementation detail, it's recommended that CAN-attached nodes use their NIDa to pick that interval so that messages don't bunch up.</text:p>
      <text:h text:style-name="Heading_20_2" text:outline-level="2">Node ID Discovery</text:h>
      <text:p text:style-name="Standard">Upon receipt of a Verify Node ID Number message addressed to it, or an unaddressed Verify Node ID Number message, a node will reply with an unaddressed Verified Node ID Number. </text:p>
      <text:p text:style-name="Standard">This can be used as check that a specific node is still reachable. When wire protocols compress the originating and/or destination NID, this can be used to obtain the full NID. </text:p>
      <text:p text:style-name="Standard"/>
      <text:p text:style-name="Standard">The standard Verify Node ID Number interaction can be used to get the full 48-bit NID from a node for translation. At power up each node must obtain a alias that is locally unique. Gateways will also have to obtain unique aliases for remote nodes they are proxying on to the segment. </text:p>
      <text:p text:style-name="Standard"/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Reject Addressed Optional Interaction</text:h>
      <text:list xml:id="list272115889" text:style-name="L13">
        <text:list-item>
          <text:p text:style-name="P21">Node A receives an addressed message from Node B that carries Node A's NID. </text:p>
        </text:list-item>
      </text:list>
      <text:list xml:id="list1894288296" text:style-name="L14">
        <text:list-item>
          <text:p text:style-name="P22">The MTI indicates the start of an optional interaction. </text:p>
        </text:list-item>
      </text:list>
      <text:list xml:id="list1293550433" text:style-name="L15">
        <text:list-item>
          <text:p text:style-name="P23">If Node A does not want to take part in the optional interaction, it may send an Optional Interaction Rejected message addressed to Node B with the original MTI in the message content. There is no requirement that OIR be sent; the node may silently ignore the incoming message.</text:p>
        </text:list-item>
      </text:list>
      <text:p text:style-name="Standard"><text:soft-page-break/>The message content also contains an optional reason code and an optional data value. The use of these fields is to be defined. </text:p>
      <text:h text:style-name="Heading_20_3" text:outline-level="3">Reject Unaddressed Optional Interaction</text:h>
      <text:list xml:id="list2160395186" text:style-name="L16">
        <text:list-item>
          <text:p text:style-name="P24">Node A receives an unaddressed message from Node B. </text:p>
        </text:list-item>
        <text:list-item>
          <text:p text:style-name="P24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p text:style-name="Standard">Reject Addressed Standard Interaction Due to Error</text:p>
      <text:list xml:id="list543613962" text:style-name="L17">
        <text:list-item>
          <text:p text:style-name="P25">Node A is taking part in an addressed interaction with Node B. Either node may be able to send the next message.</text:p>
        </text:list-item>
        <text:list-item>
          <text:p text:style-name="P25">Some error condition prevents Node A from continuing the interaction. </text:p>
        </text:list-item>
        <text:list-item>
          <text:p text:style-name="P25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/>
      <text:p text:style-name="Standard"/>
      <text:p text:style-name="Standard"/>
      <text:p text:style-name="Standard">Below this is just a collection of pieces from other docs right now.</text:p>
      <text:p text:style-name="Standard"/>
      <text:p text:style-name="Standard"/>
      <text:p text:style-name="Standard"><text:change-end text:change-id="ct719822880"/><text:change text:change-id="ct63976937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1168019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1167217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11680192"/><text:change-start text:change-id="ct611672176"/>OpenLCB-CAN Message Network Standard<text:change-end text:change-id="ct611672176"/></text:p>
      </style:header>
      <style:footer>
        <text:tracked-changes>
          <text:changed-region text:id="ct6116567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6264320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625673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11656784"/><text:change-start text:change-id="ct662643200"/><text:span text:style-name="MT2">Copyright 2010, by J. Day, D. Harris, B. Jacobsen, and A. Shepherd</text:span><text:change-end text:change-id="ct662643200"/><text:change text:change-id="ct662567360"/><text:span text:style-name="MT3"><text:tab/>Page </text:span><text:span text:style-name="Page_20_Number"><text:span text:style-name="MT3"><text:page-number text:select-page="current">5</text:page-number></text:span></text:span><text:span text:style-name="Page_20_Number"><text:span text:style-name="MT3"> of </text:span></text:span><text:span text:style-name="Page_20_Number"><text:span text:style-name="MT3"><text:page-count style:num-format="1">5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1:20:55.99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6579748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657913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65811456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869026128">
            <text:deletion>
              <office:change-info>
                <dc:creator>Bob Jacobsen</dc:creator>
                <dc:date>2010-10-08T18:28:00</dc:date>
              </office:change-info>
              <text:p text:style-name="MP7">(title)</text:p>
            </text:deletion>
          </text:changed-region>
          <text:changed-region text:id="ct868939680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60310030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8497000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4968492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84971488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5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65797488"/><text:change-start text:change-id="ct565791312"/>OpenLCB St<text:change-end text:change-id="ct565791312"/><text:change-start text:change-id="ct565811456"/>andard<text:change-end text:change-id="ct56581145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69026128"/><text:change-start text:change-id="ct868939680"/>OpenLCB-CAN Message Network<text:change-end text:change-id="ct8689396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03100304"/><text:change-start text:change-id="ct849700032"/><text:date style:data-style-name="N37" text:date-value="2010-10-08T17:19:56" text:fixed="true">10/08/10</text:date><text:change-end text:change-id="ct849700032"/></text:p>
            </table:table-cell>
            <table:table-cell table:style-name="Table1.C1" office:value-type="string">
              <text:p text:style-name="MP7"><text:change text:change-id="ct849684928"/><text:change-start text:change-id="ct849714880"/>Preliminary<text:change-end text:change-id="ct849714880"/></text:p>
            </table:table-cell>
          </table:table-row>
        </table:table>
        <text:p text:style-name="Header"/>
      </style:header>
      <style:footer>
        <text:tracked-changes>
          <text:changed-region text:id="ct5669577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407342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4075598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66957792"/><text:change-start text:change-id="ct640734240"/><text:span text:style-name="MT5">10</text:span><text:change-end text:change-id="ct640734240"/><text:span text:style-name="MT5">, by J. Day, D. Harris, B. Jacobsen, </text:span><text:change text:change-id="ct640755984"/><text:span text:style-name="MT5">and A. Shepherd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1T01:20:55.99">10/11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78</meta:editing-cycles>
    <meta:editing-duration>PT12H24M33S</meta:editing-duration>
    <meta:generator>OpenOffice.org/3.2$Unix OpenOffice.org_project/320m18$Build-9502</meta:generator>
    <dc:date>2010-10-11T01:20:56</dc:date>
    <dc:creator>Bob Jacobsen</dc:creator>
    <meta:keyword>OpenLCB-CAN Message Network</meta:keyword>
    <meta:document-statistic meta:table-count="1" meta:image-count="1" meta:object-count="0" meta:page-count="5" meta:paragraph-count="122" meta:word-count="1292" meta:character-count="7924"/>
    <meta:user-defined meta:name="Info 1"/>
    <meta:user-defined meta:name="Info 2"/>
    <meta:user-defined meta:name="Info 3"/>
    <meta:user-defined meta:name="Info 4"/>
  </office:meta>
</office:document-meta>
</file>